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co7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Vanhemma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office:value-type="string">
            <text:p>Ainonen</text:p>
          </table:table-cell>
          <table:table-cell table:style-name="ce2"/>
          <table:table-cell table:style-name="ce4" office:value-type="date" office:date-value="1873-07-29">
            <text:p>29.07.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5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office:value-type="string">
            <text:p>Johan Johansson, Cath Wilh Anderdr</text:p>
          </table:table-cell>
          <table:table-cell office:value-type="string">
            <text:p>Oskar Thomasson</text:p>
          </table:table-cell>
          <table:table-cell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1.12.1828</text:p>
          </table:table-cell>
          <table:table-cell table:number-columns-repeated="1019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ina</text:p>
          </table:table-cell>
          <table:table-cell office:value-type="string">
            <text:p>Davidsdr</text:p>
          </table:table-cell>
          <table:table-cell office:value-type="string">
            <text:p>N</text:p>
          </table:table-cell>
          <table:table-cell office:value-type="date" office:date-value="1850-02-11">
            <text:p>11.02.1850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3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office:value-type="string">
            <text:p>N</text:p>
          </table:table-cell>
          <table:table-cell office:value-type="date" office:date-value="1841-05-17">
            <text:p>17.05.1841</text:p>
          </table:table-cell>
          <table:table-cell office:value-type="string">
            <text:p>Jokioinen, Rehtijärvi, Yli-Hirsimäki</text:p>
          </table:table-cell>
          <table:table-cell table:number-columns-repeated="1018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son</text:p>
          </table:table-cell>
          <table:table-cell/>
          <table:table-cell office:value-type="date" office:date-value="1798-11-12">
            <text:p>12.11.1798</text:p>
          </table:table-cell>
          <table:table-cell office:value-type="string">
            <text:p>Jokioinen,Minkiö, Töyvä</text:p>
          </table:table-cell>
          <table:table-cell table:number-columns-repeated="1018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office:value-type="string">
            <text:p>N</text:p>
          </table:table-cell>
          <table:table-cell office:value-type="date" office:date-value="1793-12-15">
            <text:p>15.12.1793</text:p>
          </table:table-cell>
          <table:table-cell office:value-type="string">
            <text:p>Jokioinen, Rehtijärvi</text:p>
          </table:table-cell>
          <table:table-cell table:number-columns-repeated="1018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13.04.1750</text:p>
          </table:table-cell>
          <table:table-cell table:number-columns-repeated="1019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10.08.1763</text:p>
          </table:table-cell>
          <table:table-cell table:number-columns-repeated="1019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9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9:23:32.27</dc:date>
    <meta:editing-cycles>29</meta:editing-cycles>
    <meta:editing-duration>PT6H5M12S</meta:editing-duration>
    <meta:generator>OpenOffice/4.0.1$Win32 OpenOffice.org_project/401m5$Build-9714</meta:generator>
    <meta:document-statistic meta:table-count="2" meta:cell-count="101" meta:object-count="0"/>
  </office:meta>
</office:document-meta>
</file>